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f67d3" officeooo:paragraph-rsid="00214361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21436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f67d3" officeooo:paragraph-rsid="00214361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14361" officeooo:paragraph-rsid="00214361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28c2a6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23e722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12e2" officeooo:paragraph-rsid="002712e2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bd795" officeooo:paragraph-rsid="002bd795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14361" officeooo:paragraph-rsid="00214361"/>
    </style:style>
    <style:style style:name="P10" style:family="paragraph" style:parent-style-name="Standard">
      <style:paragraph-properties fo:text-align="justify" style:justify-single-word="false"/>
      <style:text-properties officeooo:rsid="00214361" officeooo:paragraph-rsid="00214361"/>
    </style:style>
    <style:style style:name="P11" style:family="paragraph" style:parent-style-name="Standard" style:list-style-name="L3">
      <style:paragraph-properties fo:text-align="justify" style:justify-single-word="false"/>
      <style:text-properties style:text-underline-style="none" officeooo:rsid="00223cf3" officeooo:paragraph-rsid="00223cf3"/>
    </style:style>
    <style:style style:name="P12" style:family="paragraph" style:parent-style-name="Standard" style:list-style-name="L3">
      <style:paragraph-properties fo:text-align="justify" style:justify-single-word="false"/>
      <style:text-properties style:text-underline-style="none" officeooo:rsid="0023e722" officeooo:paragraph-rsid="0023e722"/>
    </style:style>
    <style:style style:name="P13" style:family="paragraph" style:parent-style-name="Standard" style:list-style-name="L3">
      <style:paragraph-properties fo:text-align="justify" style:justify-single-word="false"/>
      <style:text-properties fo:font-style="normal" style:text-underline-style="none" officeooo:rsid="00254718" officeooo:paragraph-rsid="00254718" style:font-style-asian="normal" style:font-style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officeooo:paragraph-rsid="002712e2"/>
    </style:style>
    <style:style style:name="P15" style:family="paragraph" style:parent-style-name="Standard" style:list-style-name="L3">
      <style:paragraph-properties fo:text-align="justify" style:justify-single-word="false"/>
      <style:text-properties officeooo:paragraph-rsid="0028c2a6"/>
    </style:style>
    <style:style style:name="P16" style:family="paragraph" style:parent-style-name="Standard">
      <style:paragraph-properties fo:text-align="justify" style:justify-single-word="false"/>
      <style:text-properties officeooo:paragraph-rsid="0028c2a6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28c2a6" officeooo:paragraph-rsid="0028c2a6"/>
    </style:style>
    <style:style style:name="P18" style:family="paragraph" style:parent-style-name="Standard" style:list-style-name="L5">
      <style:paragraph-properties fo:text-align="justify" style:justify-single-word="false"/>
      <style:text-properties officeooo:rsid="0028c2a6" officeooo:paragraph-rsid="0028c2a6"/>
    </style:style>
    <style:style style:name="P19" style:family="paragraph" style:parent-style-name="Standard">
      <style:paragraph-properties fo:text-align="justify" style:justify-single-word="false"/>
      <style:text-properties officeooo:rsid="0028c2a6" officeooo:paragraph-rsid="0028c2a6"/>
    </style:style>
    <style:style style:name="P20" style:family="paragraph" style:parent-style-name="Standard">
      <style:paragraph-properties fo:text-align="justify" style:justify-single-word="false"/>
      <style:text-properties officeooo:rsid="002a6e71" officeooo:paragraph-rsid="002a6e71"/>
    </style:style>
    <style:style style:name="P21" style:family="paragraph" style:parent-style-name="Standard" style:list-style-name="L6">
      <style:paragraph-properties fo:text-align="justify" style:justify-single-word="false"/>
      <style:text-properties officeooo:rsid="002bd795" officeooo:paragraph-rsid="002bd795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2c8500" officeooo:paragraph-rsid="002c8500"/>
    </style:style>
    <style:style style:name="P23" style:family="paragraph" style:parent-style-name="Standard" style:list-style-name="L6">
      <style:paragraph-properties fo:text-align="justify" style:justify-single-word="false"/>
      <style:text-properties officeooo:rsid="002d22ac" officeooo:paragraph-rsid="002d22ac"/>
    </style:style>
    <style:style style:name="P24" style:family="paragraph" style:parent-style-name="Standard" style:list-style-name="L6">
      <style:paragraph-properties fo:text-align="justify" style:justify-single-word="false"/>
      <style:text-properties officeooo:rsid="002e1e98" officeooo:paragraph-rsid="002e1e9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8036"/>
    </style:style>
    <style:style style:name="T3" style:family="text">
      <style:text-properties style:text-underline-style="none" officeooo:rsid="00223cf3"/>
    </style:style>
    <style:style style:name="T4" style:family="text">
      <style:text-properties officeooo:rsid="00214361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14361"/>
    </style:style>
    <style:style style:name="T7" style:family="text">
      <style:text-properties officeooo:rsid="00223cf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officeooo:rsid="0028c2a6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223cf3" style:font-style-asian="normal" style:font-style-complex="normal"/>
    </style:style>
    <style:style style:name="T12" style:family="text">
      <style:text-properties fo:font-style="normal" style:text-underline-style="none" officeooo:rsid="0028c2a6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au traitement de l’image<text:span text:style-name="T1"> </text:span><text:span text:style-name="T2">IT220 – TD2</text:span></text:p>
      <text:p text:style-name="P3"/>
      <text:p text:style-name="P4">Image numérique, p=3 :</text:p>
      <text:list xml:id="list6986170331061756000" text:style-name="L1">
        <text:list-item>
          <text:p text:style-name="P1">p<text:span text:style-name="T4">=3, I : Z</text:span><text:span text:style-name="T6">2</text:span><text:span text:style-name="T4"> → [0, 255] x [0, 255] x [0, 255]</text:span></text:p>
        </text:list-item>
        <text:list-item>
          <text:p text:style-name="P9">2553 &gt; 16 million de valeurs possibles</text:p>
        </text:list-item>
      </text:list>
      <text:p text:style-name="P10"/>
      <text:p text:style-name="P4">Pourquoi RGB ?</text:p>
      <text:list xml:id="list1803795668978130887" text:style-name="L3">
        <text:list-item>
          <text:p text:style-name="P11">Formation des images : 3 acteurs </text:p>
          <text:list>
            <text:list-item>
              <text:p text:style-name="P12">La source lumineuse : phénomène électromagnétique, décomposition de la lumière blanche, spectre visible (violet ~400nm au rouge ~700nm)</text:p>
            </text:list-item>
            <text:list-item>
              <text:p text:style-name="P12">La scène :sensation colorée, filtrage de certaines longueurs d’ondes, </text:p>
              <text:p text:style-name="P12"><text:span text:style-name="T8">spectre observé = spectre émis x réflectances des objets</text:span></text:p>
            </text:list-item>
            <text:list-item>
              <text:p text:style-name="P13">La perception : <text:span text:style-name="T8">notre capteur = acquisition + interprétation </text:span></text:p>
              <text:p text:style-name="P13">rétine (~ 1000mm<text:span text:style-name="T5">2</text:span>) des millions de photos-récepteurs</text:p>
              <text:p text:style-name="P13">masse énorme d’informations visuelles vers le cerveau</text:p>
              <text:p text:style-name="P13">combien de pixels ? &gt; 500 Mégapixels</text:p>
              <text:p text:style-name="P13">cônes sensibles à la lumière rouge, verte et bleue</text:p>
              <text:p text:style-name="P13">bâtonnets sensibles à l’intensité lumineuse</text:p>
            </text:list-item>
          </text:list>
        </text:list-item>
        <text:list-item>
          <text:p text:style-name="P14"><text:span text:style-name="T3">la couleur : phénomène de perception avec des caractères physiques et biologique (n’existe pas vraiment)</text:span></text:p>
        </text:list-item>
        <text:list-item>
          <text:p text:style-name="P15"><text:span text:style-name="T11">transformation des signaux → un axe de luminance (intensite), 2 axes chromatiques (rouge/vert, jaune/bleu</text:span><text:span text:style-name="T12">)</text:span></text:p>
        </text:list-item>
      </text:list>
      <text:p text:style-name="P16"><text:span text:style-name="T12"/></text:p>
      <text:p text:style-name="P5"><text:span text:style-name="T9">Trichromie :</text:span></text:p>
      <text:list xml:id="list144217507969483" text:continue-numbering="true" text:style-name="L3">
        <text:list-item>
          <text:p text:style-name="P17"><text:span text:style-name="T10">espace vectoriel</text:span></text:p>
        </text:list-item>
        <text:list-item>
          <text:p text:style-name="P22"><text:span text:style-name="T10">représentation sur un cube</text:span></text:p>
        </text:list-item>
      </text:list>
      <text:p text:style-name="P6"/>
      <text:p text:style-name="P7"><text:span text:style-name="T7">A</text:span>ddition/soustraction, lumière/matière :</text:p>
      <text:list xml:id="list6155198048379313073" text:style-name="L5">
        <text:list-item>
          <text:p text:style-name="P18"><text:span text:style-name="T1">addition des couleurs pour en créer des nouvelles</text:span></text:p>
        </text:list-item>
        <text:list-item>
          <text:p text:style-name="P18"><text:span text:style-name="T1">soustraction des couleurs pour retrouver les couleurs composantes</text:span></text:p>
        </text:list-item>
      </text:list>
      <text:p text:style-name="P19"><text:span text:style-name="T1"/></text:p>
      <text:p text:style-name="P20"><text:span text:style-name="T1">On ne peut pas reconstituer l’intégralité du spectre visible avec le système RGB.</text:span></text:p>
      <text:p text:style-name="P20"><text:span text:style-name="T1"/></text:p>
      <text:p text:style-name="P8">Traitements classiques de la couleur :</text:p>
      <text:list xml:id="list3762109680557170218" text:style-name="L6">
        <text:list-item>
          <text:p text:style-name="P21"><text:span text:style-name="T1">matrice de transformation</text:span></text:p>
        </text:list-item>
        <text:list-item>
          <text:p text:style-name="P23"><text:span text:style-name="T1">représentation HSV (hue, saturation, value) : un axe en niveau de gris et deux axes chromatiques</text:span></text:p>
        </text:list-item>
        <text:list-item>
          <text:p text:style-name="P24"><text:span text:style-name="T1">représentation La*b, distance entre les couleurs</text:span></text:p>
        </text:list-item>
        <text:list-item>
          <text:p text:style-name="P24"><text:span text:style-name="T1">plein de représentations différent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08:02.296956654</meta:creation-date>
    <meta:generator>LibreOffice/5.1.6.2$Linux_X86_64 LibreOffice_project/10m0$Build-2</meta:generator>
    <dc:date>2018-02-05T14:42:16.239204603</dc:date>
    <meta:editing-duration>PT34M9S</meta:editing-duration>
    <meta:editing-cycles>14</meta:editing-cycles>
    <meta:document-statistic meta:table-count="0" meta:image-count="0" meta:object-count="0" meta:page-count="1" meta:paragraph-count="29" meta:word-count="246" meta:character-count="1520" meta:non-whitespace-character-count="1321"/>
  </office:meta>
</office:document-meta>
</file>